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9B000026E1000011A47A165F8BB93C2D57.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unito" svg:font-family="Nunito, sans-serif"/>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P1" style:family="paragraph" style:parent-style-name="Default">
      <style:paragraph-properties fo:margin-left="0cm" fo:margin-right="0cm" fo:margin-top="0cm" fo:margin-bottom="0cm" style:contextual-spacing="false" fo:text-indent="0cm" style:auto-text-indent="false"/>
      <style:text-properties fo:font-size="11pt" fo:font-weight="bold" style:font-size-asian="11pt" style:font-weight-asian="bold"/>
    </style:style>
    <style:style style:name="P2" style:family="paragraph" style:parent-style-name="Default">
      <loext:graphic-properties draw:fill="none"/>
      <style:paragraph-properties fo:margin-left="0cm" fo:margin-right="0cm" fo:text-align="justify" style:justify-single-word="false" fo:text-indent="0cm" style:auto-text-indent="false" fo:background-color="transparent"/>
      <style:text-properties fo:font-size="11pt" fo:font-weight="bold" officeooo:paragraph-rsid="0013541d" style:font-size-asian="11pt" style:font-weight-asian="bold"/>
    </style:style>
    <style:style style:name="P3" style:family="paragraph" style:parent-style-name="Default">
      <loext:graphic-properties draw:fill="none"/>
      <style:paragraph-properties fo:margin-left="-0.101cm" fo:margin-right="0cm" fo:margin-top="0cm" fo:margin-bottom="0.212cm" style:contextual-spacing="false" fo:text-align="justify" style:justify-single-word="false" fo:text-indent="0cm" style:auto-text-indent="false" fo:background-color="transparent"/>
      <style:text-properties fo:font-size="11pt" fo:font-weight="bold" style:font-size-asian="11pt" style:font-weight-asian="bold"/>
    </style:style>
    <style:style style:name="P4" style:family="paragraph" style:parent-style-name="Default"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font-size="11pt" fo:font-weight="bold" style:font-size-asian="11pt" style:font-weight-asian="bold"/>
    </style:style>
    <style:style style:name="P5" style:family="paragraph" style:parent-style-name="Default">
      <style:paragraph-properties fo:margin-left="0.101cm" fo:margin-right="0cm" fo:margin-top="0.106cm" fo:margin-bottom="0cm" style:contextual-spacing="false" fo:text-align="justify" style:justify-single-word="false" fo:text-indent="0cm" style:auto-text-indent="false"/>
      <style:text-properties fo:font-size="11pt" fo:font-weight="bold" style:font-size-asian="11pt" style:font-weight-asian="bold"/>
    </style:style>
    <style:style style:name="P6"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fo:font-size="11pt" fo:font-weight="bold" style:font-size-asian="11pt" style:font-weight-asian="bold"/>
    </style:style>
    <style:style style:name="P7" style:family="paragraph" style:parent-style-name="Standard">
      <loext:graphic-properties draw:fill="none"/>
      <style:paragraph-properties fo:margin-left="0cm" fo:margin-right="0cm" fo:margin-top="0cm" fo:margin-bottom="0.212cm" style:contextual-spacing="false" fo:text-align="start" style:justify-single-word="false" fo:text-indent="0cm" style:auto-text-indent="false" fo:background-color="transparent"/>
    </style:style>
    <style:style style:name="P8" style:family="paragraph" style:parent-style-name="Default">
      <loext:graphic-properties draw:fill="none"/>
      <style:paragraph-properties fo:margin-left="0cm" fo:margin-right="0cm" fo:margin-top="0cm" fo:margin-bottom="0.212cm" style:contextual-spacing="false" fo:text-align="start" style:justify-single-word="false" fo:text-indent="0cm" style:auto-text-indent="false" fo:background-color="transparent"/>
    </style:style>
    <style:style style:name="P9" style:family="paragraph" style:parent-style-name="Default" style:master-page-name="">
      <loext:graphic-properties draw:fill="none"/>
      <style:paragraph-properties fo:margin-left="0cm" fo:margin-right="0cm" fo:margin-top="0.494cm" fo:margin-bottom="0.212cm" style:contextual-spacing="false" fo:text-align="justify" style:justify-single-word="false" fo:text-indent="0cm" style:auto-text-indent="false" style:page-number="auto" fo:background-color="transparent"/>
    </style:style>
    <style:style style:name="P10" style:family="paragraph" style:parent-style-name="Default" style:master-page-name="">
      <loext:graphic-properties draw:fill="none"/>
      <style:paragraph-properties fo:margin-left="0cm" fo:margin-right="0cm" fo:text-align="justify" style:justify-single-word="false" fo:text-indent="0cm" style:auto-text-indent="false" style:page-number="auto" fo:background-color="transparent"/>
    </style:style>
    <style:style style:name="P11" style:family="paragraph" style:parent-style-name="Default"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3541d"/>
    </style:style>
    <style:style style:name="P12" style:family="paragraph" style:parent-style-name="Default">
      <style:paragraph-properties fo:margin-left="0.101cm" fo:margin-right="0cm" fo:margin-top="0.106cm" fo:margin-bottom="0cm" style:contextual-spacing="false" fo:text-align="justify" style:justify-single-word="false" fo:text-indent="0cm" style:auto-text-indent="false"/>
    </style:style>
    <style:style style:name="P13" style:family="paragraph" style:parent-style-name="Standard">
      <style:text-properties style:font-name="Verdana" fo:font-weight="bold" officeooo:paragraph-rsid="00100950" style:font-weight-asian="bold" style:font-weight-complex="bold"/>
    </style:style>
    <style:style style:name="P14" style:family="paragraph" style:parent-style-name="Standard">
      <style:paragraph-properties style:line-height-at-least="0.353cm"/>
      <style:text-properties style:font-name="Verdana" fo:font-weight="bold" officeooo:paragraph-rsid="00100950" style:font-weight-asian="bold" style:font-weight-complex="bold"/>
    </style:style>
    <style:style style:name="P15" style:family="paragraph" style:parent-style-name="Standard">
      <style:paragraph-properties fo:line-height="100%"/>
    </style:style>
    <style:style style:name="P16" style:family="paragraph" style:parent-style-name="Default">
      <style:paragraph-properties fo:margin-left="0cm" fo:margin-right="0cm" fo:margin-top="0cm" fo:margin-bottom="0cm" style:contextual-spacing="false" fo:text-indent="0cm" style:auto-text-indent="false"/>
    </style:style>
    <style:style style:name="P17" style:family="paragraph" style:parent-style-name="Default">
      <style:paragraph-properties fo:margin-left="0cm" fo:margin-right="0cm" fo:margin-top="0cm" fo:margin-bottom="0cm" style:contextual-spacing="false" fo:text-indent="0cm" style:auto-text-indent="false"/>
      <style:text-properties fo:font-weight="normal" officeooo:rsid="001d6959" officeooo:paragraph-rsid="001d6959" style:font-weight-asian="normal" style:font-weight-complex="normal"/>
    </style:style>
    <style:style style:name="P18" style:family="paragraph" style:parent-style-name="Default">
      <style:paragraph-properties fo:margin-left="0cm" fo:margin-right="0cm" fo:margin-top="0cm" fo:margin-bottom="0cm" style:contextual-spacing="false" fo:text-indent="0cm" style:auto-text-indent="false"/>
      <style:text-properties fo:font-weight="normal" officeooo:rsid="001d6959" officeooo:paragraph-rsid="001efd21" style:font-weight-asian="normal" style:font-weight-complex="normal"/>
    </style:style>
    <style:style style:name="P19" style:family="paragraph" style:parent-style-name="Default">
      <style:paragraph-properties fo:margin-left="0cm" fo:margin-right="0cm" fo:margin-top="0cm" fo:margin-bottom="0cm" style:contextual-spacing="false" fo:text-indent="0cm" style:auto-text-indent="false"/>
      <style:text-properties fo:font-weight="normal" officeooo:rsid="001e9f81" officeooo:paragraph-rsid="001e9f81" style:font-weight-asian="normal" style:font-weight-complex="normal"/>
    </style:style>
    <style:style style:name="P20" style:family="paragraph" style:parent-style-name="Default">
      <style:paragraph-properties fo:margin-left="0.101cm" fo:margin-right="0cm" fo:margin-top="0.106cm" fo:margin-bottom="0cm" style:contextual-spacing="false" fo:text-align="justify" style:justify-single-word="false" fo:text-indent="0cm" style:auto-text-indent="false"/>
      <style:text-properties fo:font-size="11pt" fo:font-weight="bold" style:font-size-asian="11pt" style:font-weight-asian="bold"/>
    </style:style>
    <style:style style:name="P21" style:family="paragraph" style:parent-style-name="Default">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ext-properties fo:font-size="11pt" fo:font-weight="bold" officeooo:rsid="00100950" style:font-size-asian="11pt" style:font-weight-asian="bold"/>
    </style:style>
    <style:style style:name="P22" style:family="paragraph" style:parent-style-name="Default">
      <style:paragraph-properties fo:margin-left="0.101cm" fo:margin-right="0cm" fo:margin-top="0.106cm" fo:margin-bottom="0cm" style:contextual-spacing="false" fo:text-align="justify" style:justify-single-word="false" fo:text-indent="0cm" style:auto-text-indent="false"/>
      <style:text-properties fo:font-size="11pt" fo:font-weight="normal" officeooo:rsid="0019c4d3" officeooo:paragraph-rsid="001b69bb" style:font-size-asian="11pt" style:font-weight-asian="normal" style:font-weight-complex="normal"/>
    </style:style>
    <style:style style:name="P23" style:family="paragraph" style:parent-style-name="Default">
      <style:paragraph-properties fo:margin-left="0cm" fo:margin-right="0cm" fo:margin-top="0.494cm" fo:margin-bottom="0.212cm" style:contextual-spacing="false" fo:text-align="justify" style:justify-single-word="false" fo:text-indent="0cm" style:auto-text-indent="false"/>
      <style:text-properties fo:font-size="11pt" style:text-underline-style="solid" style:text-underline-width="auto" style:text-underline-color="font-color" fo:font-weight="normal" officeooo:rsid="002cc145" officeooo:paragraph-rsid="002cc145" style:font-size-asian="11pt" style:font-weight-asian="normal" style:font-weight-complex="normal"/>
    </style:style>
    <style:style style:name="P24" style:family="paragraph" style:parent-style-name="Default">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font-size="11pt" officeooo:rsid="00269385" officeooo:paragraph-rsid="00269385" style:font-size-asian="11pt" style:font-size-complex="11pt"/>
    </style:style>
    <style:style style:name="P25" style:family="paragraph" style:parent-style-name="Default">
      <style:paragraph-properties fo:margin-left="0cm" fo:margin-right="0cm" fo:margin-top="0.494cm" fo:margin-bottom="0.212cm" style:contextual-spacing="false" fo:text-align="justify" style:justify-single-word="false" fo:text-indent="0cm" style:auto-text-indent="false"/>
      <style:text-properties fo:font-size="11pt" style:text-underline-style="none" fo:font-weight="normal" officeooo:rsid="002cc145" officeooo:paragraph-rsid="002cc145" style:font-size-asian="11pt" style:font-weight-asian="normal" style:font-weight-complex="normal"/>
    </style:style>
    <style:style style:name="P26" style:family="paragraph" style:parent-style-name="Default">
      <style:paragraph-properties fo:margin-left="0cm" fo:margin-right="0cm" fo:margin-top="0.494cm" fo:margin-bottom="0.212cm" style:contextual-spacing="false" fo:text-align="justify" style:justify-single-word="false" fo:text-indent="0cm" style:auto-text-indent="false"/>
      <style:text-properties fo:font-size="11pt" style:text-underline-style="none" fo:font-weight="normal" officeooo:rsid="002d1564" officeooo:paragraph-rsid="002d1564" style:font-size-asian="11pt" style:font-weight-asian="normal" style:font-weight-complex="normal"/>
    </style:style>
    <style:style style:name="P27" style:family="paragraph" style:parent-style-name="Default">
      <style:paragraph-properties fo:margin-left="0cm" fo:margin-right="0cm" fo:margin-top="0cm" fo:margin-bottom="0.212cm" style:contextual-spacing="false" fo:text-align="justify" style:justify-single-word="false" fo:text-indent="0cm" style:auto-text-indent="false"/>
    </style:style>
    <style:style style:name="P28" style:family="paragraph" style:parent-style-name="Default">
      <style:paragraph-properties fo:margin-left="0.101cm" fo:margin-right="0cm" fo:margin-top="0.106cm" fo:margin-bottom="0cm" style:contextual-spacing="false" fo:text-align="justify" style:justify-single-word="false" fo:text-indent="0cm" style:auto-text-indent="false"/>
      <style:text-properties fo:color="#000000" loext:opacity="100%" style:font-name="Verdana1" fo:font-size="11pt" fo:font-weight="normal" officeooo:rsid="001b69bb" officeooo:paragraph-rsid="001b69bb" style:font-size-asian="11pt" style:font-weight-asian="normal" style:font-weight-complex="normal"/>
    </style:style>
    <style:style style:name="P29"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style:text-underline-style="none" fo:font-weight="normal" officeooo:rsid="0020f465" officeooo:paragraph-rsid="0020f465" style:font-size-asian="11pt" style:font-weight-asian="normal" style:font-weight-complex="normal"/>
    </style:style>
    <style:style style:name="P30"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style:text-underline-style="none" fo:font-weight="normal" officeooo:rsid="002613a3" officeooo:paragraph-rsid="002613a3" style:font-size-asian="11pt" style:font-weight-asian="normal" style:font-weight-complex="normal"/>
    </style:style>
    <style:style style:name="P31" style:family="paragraph" style:parent-style-name="Default">
      <style:paragraph-properties fo:margin-left="0cm" fo:margin-right="0cm" fo:margin-top="0cm" fo:margin-bottom="0cm" style:contextual-spacing="false" fo:text-indent="0cm" style:auto-text-indent="false"/>
      <style:text-properties style:text-underline-style="solid" style:text-underline-width="auto" style:text-underline-color="font-color" fo:font-weight="normal" style:font-weight-asian="normal" style:font-weight-complex="normal"/>
    </style:style>
    <style:style style:name="P32" style:family="paragraph" style:parent-style-name="Default">
      <style:paragraph-properties fo:margin-left="0cm" fo:margin-right="0cm" fo:margin-top="0cm" fo:margin-bottom="0cm" style:contextual-spacing="false" fo:text-indent="0cm" style:auto-text-indent="false"/>
      <style:text-properties style:text-underline-style="solid" style:text-underline-width="auto" style:text-underline-color="font-color" fo:font-weight="normal" style:font-weight-asian="normal"/>
    </style:style>
    <style:style style:name="P33" style:family="paragraph" style:parent-style-name="Default">
      <style:paragraph-properties fo:margin-left="0cm" fo:margin-right="0cm" fo:margin-top="0cm" fo:margin-bottom="0cm" style:contextual-spacing="false" fo:text-indent="0cm" style:auto-text-indent="false"/>
      <style:text-properties style:text-underline-style="solid" style:text-underline-width="auto" style:text-underline-color="font-color" fo:font-weight="normal" officeooo:rsid="0025eec0" officeooo:paragraph-rsid="0025eec0" style:font-weight-asian="normal"/>
    </style:style>
    <style:style style:name="P34"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rsid="0020f465" officeooo:paragraph-rsid="0020f465" style:font-weight-asian="normal" style:font-weight-complex="normal"/>
    </style:style>
    <style:style style:name="P35"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rsid="0020f465" officeooo:paragraph-rsid="002590e3" style:font-weight-asian="normal" style:font-weight-complex="normal"/>
    </style:style>
    <style:style style:name="P36"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paragraph-rsid="0021917e" style:font-weight-asian="normal" style:font-weight-complex="normal"/>
    </style:style>
    <style:style style:name="P37"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rsid="002590e3" officeooo:paragraph-rsid="002590e3" style:font-weight-asian="normal" style:font-weight-complex="normal"/>
    </style:style>
    <style:style style:name="P38"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rsid="0025eec0" officeooo:paragraph-rsid="0025eec0" style:font-weight-asian="normal"/>
    </style:style>
    <style:style style:name="P39" style:family="paragraph" style:parent-style-name="Default">
      <style:paragraph-properties fo:margin-left="0cm" fo:margin-right="0cm" fo:margin-top="0cm" fo:margin-bottom="0cm" style:contextual-spacing="false" fo:text-indent="0cm" style:auto-text-indent="false"/>
      <style:text-properties style:text-underline-style="none" fo:font-weight="normal" officeooo:rsid="002613a3" officeooo:paragraph-rsid="002613a3" style:font-weight-asian="normal"/>
    </style:style>
    <style:style style:name="P40" style:family="paragraph" style:parent-style-name="Default">
      <loext:graphic-properties draw:fill="none"/>
      <style:paragraph-properties fo:margin-left="0cm" fo:margin-right="0cm" fo:margin-top="0cm" fo:margin-bottom="0.212cm" style:contextual-spacing="false" fo:text-align="start" style:justify-single-word="false" fo:text-indent="0cm" style:auto-text-indent="false" fo:background-color="transparent"/>
    </style:style>
    <style:style style:name="P41" style:family="paragraph" style:parent-style-name="Default" style:master-page-name="">
      <loext:graphic-properties draw:fill="none"/>
      <style:paragraph-properties fo:margin-left="0cm" fo:margin-right="0cm" fo:margin-top="0cm" fo:margin-bottom="0.212cm" style:contextual-spacing="false" fo:text-align="start" style:justify-single-word="false" fo:text-indent="0cm" style:auto-text-indent="false" style:page-number="auto" fo:background-color="transparent"/>
    </style:style>
    <style:style style:name="P42" style:family="paragraph" style:parent-style-name="Default">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ext-properties style:font-name="Verdana" fo:font-size="11pt" fo:font-weight="bold" style:font-size-asian="11pt" style:font-weight-asian="bold" style:font-size-complex="11pt"/>
    </style:style>
    <style:style style:name="P43" style:family="paragraph" style:parent-style-name="Default">
      <style:paragraph-properties fo:margin-left="0.635cm" fo:margin-right="0cm" fo:margin-top="0.494cm" fo:margin-bottom="0.212cm" style:contextual-spacing="false" fo:line-height="100%" fo:text-align="justify" style:justify-single-word="false" fo:text-indent="-0.635cm" style:auto-text-indent="false"/>
      <style:text-properties style:font-name="Verdana" fo:font-size="11pt" fo:font-weight="normal" style:font-size-asian="11pt" style:font-weight-asian="normal" style:font-size-complex="11pt" style:font-weight-complex="normal"/>
    </style:style>
    <style:style style:name="P44" style:family="paragraph" style:parent-style-name="Standard">
      <style:paragraph-properties fo:margin-left="0cm" fo:margin-right="0cm" fo:margin-top="0.494cm" fo:margin-bottom="0.212cm" style:contextual-spacing="false" fo:text-align="justify" style:justify-single-word="false" fo:text-indent="0cm" style:auto-text-indent="false"/>
      <style:text-properties fo:font-size="11pt" fo:font-weight="normal" officeooo:paragraph-rsid="002d7954" style:font-size-asian="11pt" style:font-weight-asian="normal"/>
    </style:style>
    <style:style style:name="P45" style:family="paragraph" style:parent-style-name="Standard">
      <style:paragraph-properties fo:margin-left="0cm" fo:margin-right="0cm" fo:margin-top="0cm" fo:margin-bottom="0cm" style:contextual-spacing="false" fo:text-indent="0cm" style:auto-text-indent="false"/>
      <style:text-properties style:font-name="Verdana" fo:font-size="11pt" style:text-underline-style="none" fo:font-weight="normal" officeooo:rsid="0020f465" officeooo:paragraph-rsid="0021917e" style:font-size-asian="11pt" style:font-weight-asian="normal" style:font-weight-complex="normal"/>
    </style:style>
    <style:style style:name="P46" style:family="paragraph" style:parent-style-name="Standard">
      <style:paragraph-properties fo:margin-left="0cm" fo:margin-right="0cm" fo:margin-top="0cm" fo:margin-bottom="0cm" style:contextual-spacing="false" fo:text-indent="0cm" style:auto-text-indent="false"/>
      <style:text-properties style:font-name="Verdana" fo:font-size="11pt" style:text-underline-style="none" fo:font-weight="normal" officeooo:rsid="0021917e" officeooo:paragraph-rsid="0021917e" style:font-size-asian="11pt" style:font-weight-asian="normal" style:font-weight-complex="normal"/>
    </style:style>
    <style:style style:name="P47" style:family="paragraph" style:parent-style-name="Standard">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ext-properties style:font-name="Verdana" fo:font-size="11pt" style:text-underline-style="none" fo:font-weight="normal" officeooo:rsid="002f328f" officeooo:paragraph-rsid="002f328f" style:font-size-asian="11pt" style:font-weight-asian="normal" style:font-size-complex="11pt" style:font-weight-complex="normal"/>
    </style:style>
    <style:style style:name="P48" style:family="paragraph" style:parent-style-name="Standard">
      <loext:graphic-properties draw:fill="none"/>
      <style:paragraph-properties fo:margin-left="-0.101cm" fo:margin-right="0cm" fo:margin-top="0cm" fo:margin-bottom="0.212cm" style:contextual-spacing="false" fo:text-align="justify" style:justify-single-word="false" fo:text-indent="0cm" style:auto-text-indent="false" fo:background-color="transparent"/>
      <style:text-properties style:font-name="Verdana" fo:font-size="11pt" style:text-underline-style="none" officeooo:rsid="00295f48" officeooo:paragraph-rsid="00295f48" style:font-size-asian="11pt" style:font-size-complex="11pt"/>
    </style:style>
    <style:style style:name="P49" style:family="paragraph" style:parent-style-name="Standard">
      <style:paragraph-properties fo:margin-left="0cm" fo:margin-right="0cm" fo:margin-top="0cm" fo:margin-bottom="0cm" style:contextual-spacing="false" fo:text-indent="0cm" style:auto-text-indent="false"/>
      <style:text-properties style:font-name="Verdana" fo:font-size="11pt" fo:font-weight="normal" officeooo:rsid="0021917e" officeooo:paragraph-rsid="0021917e" style:font-size-asian="11pt" style:font-weight-asian="normal" style:font-size-complex="11pt" style:font-weight-complex="normal"/>
    </style:style>
    <style:style style:name="P50" style:family="paragraph" style:parent-style-name="Standard">
      <loext:graphic-properties draw:fill="none"/>
      <style:paragraph-properties fo:margin-left="-0.101cm" fo:margin-right="0cm" fo:margin-top="0cm" fo:margin-bottom="0.212cm" style:contextual-spacing="false" fo:text-align="justify" style:justify-single-word="false" fo:text-indent="0cm" style:auto-text-indent="false" fo:background-color="transparent"/>
      <style:text-properties style:font-name="Verdana" fo:font-size="11pt" style:text-underline-style="solid" style:text-underline-width="auto" style:text-underline-color="font-color" officeooo:rsid="00295f48" officeooo:paragraph-rsid="00295f48" style:font-size-asian="11pt" style:font-size-complex="11pt"/>
    </style:style>
    <style:style style:name="P51" style:family="paragraph" style:parent-style-name="Standard">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ext-properties style:font-name="Verdana" fo:font-size="11pt" style:text-underline-style="solid" style:text-underline-width="auto" style:text-underline-color="font-color" fo:font-weight="normal" officeooo:rsid="002f328f" officeooo:paragraph-rsid="002f328f" style:font-size-asian="11pt" style:font-weight-asian="normal" style:font-size-complex="11pt" style:font-weight-complex="normal"/>
    </style:style>
    <style:style style:name="P52" style:family="paragraph" style:parent-style-name="Standard">
      <style:paragraph-properties fo:margin-left="0cm" fo:margin-right="0cm" fo:margin-top="0.494cm" fo:margin-bottom="0.212cm" style:contextual-spacing="false" fo:text-align="justify" style:justify-single-word="false" fo:text-indent="0cm" style:auto-text-indent="false"/>
      <style:text-properties style:font-name="Verdana" fo:font-size="11pt" style:text-underline-style="solid" style:text-underline-width="auto" style:text-underline-color="font-color" fo:font-weight="normal" officeooo:rsid="002d7954" officeooo:paragraph-rsid="002d7954" style:font-size-asian="11pt" style:font-weight-asian="normal" style:font-size-complex="11pt" style:font-weight-complex="normal"/>
    </style:style>
    <style:style style:name="P53" style:family="paragraph" style:parent-style-name="Standard">
      <style:paragraph-properties fo:margin-left="0cm" fo:margin-right="0cm" fo:margin-top="0.494cm" fo:margin-bottom="0.212cm" style:contextual-spacing="false" fo:text-align="justify" style:justify-single-word="false" fo:text-indent="0cm" style:auto-text-indent="false"/>
      <style:text-properties style:font-name="Verdana" fo:font-size="11pt" style:text-underline-style="none" fo:font-weight="normal" officeooo:rsid="002d7954" officeooo:paragraph-rsid="002d7954" style:font-size-asian="11pt" style:font-weight-asian="normal" style:font-size-complex="11pt" style:font-weight-complex="normal"/>
    </style:style>
    <style:style style:name="T1" style:family="text">
      <style:text-properties fo:font-size="11pt" fo:font-weight="bold" style:font-size-asian="11pt" style:font-weight-asian="bold"/>
    </style:style>
    <style:style style:name="T2" style:family="text">
      <style:text-properties fo:font-size="11pt" fo:font-weight="bold" officeooo:rsid="000eaafe" style:font-size-asian="11pt" style:font-weight-asian="bold"/>
    </style:style>
    <style:style style:name="T3" style:family="text">
      <style:text-properties fo:font-size="11pt" fo:font-weight="bold" officeooo:rsid="00132102" style:font-size-asian="11pt" style:font-weight-asian="bold"/>
    </style:style>
    <style:style style:name="T4" style:family="text">
      <style:text-properties fo:font-size="11pt" fo:font-weight="bold" officeooo:rsid="0013541d" style:font-size-asian="11pt" style:font-weight-asian="bold"/>
    </style:style>
    <style:style style:name="T5" style:family="text">
      <style:text-properties fo:font-size="11pt" fo:font-weight="bold" officeooo:rsid="00152067" style:font-size-asian="11pt" style:font-weight-asian="bold"/>
    </style:style>
    <style:style style:name="T6" style:family="text">
      <style:text-properties fo:font-size="11pt" style:font-size-asian="11pt"/>
    </style:style>
    <style:style style:name="T7" style:family="text">
      <style:text-properties fo:font-size="11pt" officeooo:rsid="00152067" style:font-size-asian="11pt"/>
    </style:style>
    <style:style style:name="T8" style:family="text">
      <style:text-properties fo:font-size="11pt" officeooo:rsid="0019c4d3" style:font-size-asian="11pt"/>
    </style:style>
    <style:style style:name="T9" style:family="text">
      <style:text-properties fo:font-size="11pt" style:font-size-asian="11pt" style:font-weight-complex="normal"/>
    </style:style>
    <style:style style:name="T10" style:family="text">
      <style:text-properties fo:font-size="11pt" officeooo:rsid="0019c4d3" style:font-size-asian="11pt" style:font-weight-complex="normal"/>
    </style:style>
    <style:style style:name="T11" style:family="text">
      <style:text-properties fo:font-size="11pt" officeooo:rsid="002613a3" style:font-size-asian="11pt" style:font-weight-complex="normal"/>
    </style:style>
    <style:style style:name="T12" style:family="text">
      <style:text-properties fo:font-size="11pt" officeooo:rsid="001e9f81" style:font-size-asian="11pt"/>
    </style:style>
    <style:style style:name="T13" style:family="text">
      <style:text-properties fo:font-size="11pt" officeooo:rsid="001efd21" style:font-size-asian="11pt"/>
    </style:style>
    <style:style style:name="T14" style:family="text">
      <style:text-properties fo:font-size="11pt" officeooo:rsid="0021917e" style:font-size-asian="11pt"/>
    </style:style>
    <style:style style:name="T15" style:family="text">
      <style:text-properties fo:font-size="11pt" officeooo:rsid="002590e3" style:font-size-asian="11pt"/>
    </style:style>
    <style:style style:name="T16" style:family="text">
      <style:text-properties officeooo:rsid="00100950"/>
    </style:style>
    <style:style style:name="T17" style:family="text">
      <style:text-properties officeooo:rsid="00132102"/>
    </style:style>
    <style:style style:name="T18" style:family="text">
      <style:text-properties officeooo:rsid="00161c4f"/>
    </style:style>
    <style:style style:name="T19" style:family="text">
      <style:text-properties officeooo:rsid="0019c4d3"/>
    </style:style>
    <style:style style:name="T20" style:family="text">
      <style:text-properties fo:color="#000000" loext:opacity="100%" style:font-name="Verdana1"/>
    </style:style>
    <style:style style:name="T21" style:family="text">
      <style:text-properties fo:color="#000000" loext:opacity="100%" style:font-name="Verdana1" fo:font-size="11pt" style:font-size-asian="11pt"/>
    </style:style>
    <style:style style:name="T22" style:family="text">
      <style:text-properties fo:color="#000000" loext:opacity="100%" style:font-name="Verdana1" fo:font-size="11pt" style:font-size-asian="11pt" style:font-weight-complex="normal"/>
    </style:style>
    <style:style style:name="T23" style:family="text">
      <style:text-properties fo:color="#000000" loext:opacity="100%" style:font-name="Verdana1" officeooo:rsid="001b69bb"/>
    </style:style>
    <style:style style:name="T24" style:family="text">
      <style:text-properties officeooo:rsid="001d6959"/>
    </style:style>
    <style:style style:name="T25" style:family="text">
      <style:text-properties officeooo:rsid="0021917e"/>
    </style:style>
    <style:style style:name="T26" style:family="text">
      <style:text-properties style:font-name="Verdana" fo:font-size="11pt" officeooo:rsid="0020f465" style:font-size-asian="11pt"/>
    </style:style>
    <style:style style:name="T27" style:family="text">
      <style:text-properties style:font-name="Verdana" fo:font-size="11pt" officeooo:rsid="0021917e" style:font-size-asian="11pt"/>
    </style:style>
    <style:style style:name="T28" style:family="text">
      <style:text-properties style:text-underline-style="none"/>
    </style:style>
    <style:style style:name="T29" style:family="text">
      <style:text-properties officeooo:rsid="00233366"/>
    </style:style>
    <style:style style:name="T30" style:family="text">
      <style:text-properties officeooo:rsid="002613a3"/>
    </style:style>
    <style:style style:name="T31" style:family="text">
      <style:text-properties officeooo:rsid="002afb3e"/>
    </style:style>
    <style:style style:name="T32" style:family="text">
      <style:text-properties style:font-name="Verdana" style:text-underline-style="none" officeooo:rsid="002d7954" style:font-size-complex="11pt" style:font-weight-complex="normal"/>
    </style:style>
    <style:style style:name="T33" style:family="text">
      <style:text-properties fo:font-variant="normal" fo:text-transform="none" fo:color="#090e1d" loext:opacity="100%" fo:letter-spacing="normal" fo:font-style="normal"/>
    </style:style>
    <style:style style:name="T34" style:family="text">
      <style:text-properties style:text-line-through-style="none" style:text-line-through-type="none" style:text-underline-style="none"/>
    </style:style>
    <style:style style:name="T35" style:family="text">
      <style:text-properties style:text-line-through-style="none" style:text-line-through-type="none" style:text-underline-style="none" officeooo:rsid="002f328f"/>
    </style:style>
    <style:style style:name="T36" style:family="text">
      <style:text-properties officeooo:rsid="0031bb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mpresa e iniciativa emprendedora</text:p>
      <text:p text:style-name="P13">Tema <text:span text:style-name="T16">6</text:span>. Quiero crear mi propia empresa.</text:p>
      <text:p text:style-name="P13">Actividad núm. <text:span text:style-name="T18">2 - 3ª evaluación</text:span></text:p>
      <text:p text:style-name="P14">Nombre: <text:span text:style-name="T19">Estefanía Penide Casanova</text:span></text:p>
      <text:p text:style-name="P14">Grupo: <text:span text:style-name="T19">2º DAM Adultos</text:span></text:p>
      <text:p text:style-name="P14">Fecha: <text:span text:style-name="T19">29/04/2022</text:span></text:p>
      <text:p text:style-name="Standard"/>
      <text:p text:style-name="Default"/>
      <text:p text:style-name="P16"><text:span text:style-name="T3">1</text:span><text:span text:style-name="T1">. Analiza los diferentes factores o criterios que hay que tener en cuenta para la elección de la forma </text:span><text:span text:style-name="T5">jurídica.</text:span></text:p>
      <text:p text:style-name="P16"><text:span text:style-name="T5"/></text:p>
      <text:p text:style-name="P31"><text:span text:style-name="T7">- </text:span><text:span text:style-name="T8">Complejidad de la constitución. Gestión, rapidez y simplicidad de la tramitación:</text:span></text:p>
      <text:p text:style-name="P17"><text:span text:style-name="T6"><text:s/></text:span></text:p>
      <text:p text:style-name="P19"><text:span text:style-name="T6">Para la elección de la forma jurídica hay que tener en cuenta los objetivos del negocio a medio y largo plazo y posibilidad de crecimiento de forma que esta se adapte y sea compatible con los mismos.</text:span></text:p>
      <text:p text:style-name="P19"><text:span text:style-name="T6"/></text:p>
      <text:p text:style-name="P19"><text:span text:style-name="T6">También hay que tener en cuenta que para determinadas actividades su normativa predetermina una forma jurídica concreta, y para otras habrá una serie de requisitos específicos que también condicionen la elección de la forma jurídica.</text:span></text:p>
      <text:p text:style-name="P19"><text:span text:style-name="T6"/></text:p>
      <text:p text:style-name="P18"><text:span text:style-name="T8">L</text:span><text:span text:style-name="T6">os tramites burocráticos </text:span><text:span text:style-name="T12">necesarios </text:span><text:span text:style-name="T6">dependerán del tipo de forma jurídica que se escoja </text:span><text:span text:style-name="T13">y los costes económicos de constitución dependerán de la delegación del trabajado o no a una gestoría.</text:span></text:p>
      <text:p text:style-name="P19"><text:span text:style-name="T6"/></text:p>
      <text:p text:style-name="P31"><text:span text:style-name="T8">- Número de socios:</text:span></text:p>
      <text:p text:style-name="P31"><text:span text:style-name="T8"/></text:p>
      <text:p text:style-name="P29">Los socios son las personas que se asocian para crear una empresa. Cada una hace una aportación, acordada entre ellos, que puede ser económica, también trabajo, experiencia, nombre, locales, etc.</text:p>
      <text:p text:style-name="P29"/>
      <text:p text:style-name="P29">Cada forma jurídica tiene establecida por ley un número mínimo de socios y, en algunos casos, también un máximo.</text:p>
      <text:p text:style-name="P31"><text:span text:style-name="T8"/></text:p>
      <text:p text:style-name="P31"><text:span text:style-name="T8">- Necesidades económicas del proyecto:</text:span></text:p>
      <text:p text:style-name="P31"><text:span text:style-name="T8"/></text:p>
      <text:p text:style-name="P35"><text:span text:style-name="T8">C</text:span><text:span text:style-name="T6">ada proyecto necesita una inversión inicial distinta. Además, </text:span><text:span text:style-name="T15">a</text:span><text:span text:style-name="T21">lgunas</text:span><text:span text:style-name="T6"> formas jurídicas tambi</text:span><text:span text:style-name="T15">én requieren según ley un capital social mínimo, es decir, una aporatción mínima de dinero por parte de los socios para la puesta en marcha o funcionamiento del negocio que pasa a formar parte de la sociedad.</text:span></text:p>
      <text:p text:style-name="P35"><text:span text:style-name="T15"/></text:p>
      <text:p text:style-name="P37"><text:span text:style-name="T15">A</text:span><text:span text:style-name="T6">ctividades que requieran de mucha inversión aconsejan adoptar fórmulas mercantiles y abandonar situaciones personalistas.</text:span></text:p>
      <text:p text:style-name="P34"><text:span text:style-name="T6"/></text:p>
      <text:p text:style-name="P31"><text:span text:style-name="T8">- Responsabilidad patrimonial de los promotores:</text:span></text:p>
      <text:p text:style-name="P31"><text:span text:style-name="T8"/></text:p>
      <text:p text:style-name="P36"><text:span text:style-name="T8">S</text:span><text:span text:style-name="T14">e trata de la obligación de responder a las deudas que se tengan por la actividad empresarial y</text:span><text:span text:style-name="T8"> </text:span><text:span text:style-name="T14">e</text:span><text:span text:style-name="T26">xisten dos tipos de responsabilidad</text:span><text:span text:style-name="T27">es</text:span><text:span text:style-name="T26"> </text:span><text:span text:style-name="T27">frente a a la Administración, los clientes, los proveedores, trabajadores y bancos:</text:span></text:p>
      <text:p text:style-name="P45"/>
      <text:p text:style-name="P45">- <text:span text:style-name="T25">Limitada: se limita al capital, los bienes y derechos a nombre de la empresa y no alcanza los bienes personales.</text:span></text:p>
      <text:p text:style-name="P45"/>
      <text:p text:style-name="P45"><text:soft-page-break/><text:span text:style-name="T19">- </text:span><text:span text:style-name="T25">Ilimitada: abarca los bienes, los derechos y el capital de la empresa, también los personales de los socios si con los de la empresa no es suficiente para pagar las deudas.</text:span></text:p>
      <text:p text:style-name="P45"/>
      <text:p text:style-name="P46">El tipo de responsabilidad que se tenga dependerá de la forma jurídica escogida.</text:p>
      <text:p text:style-name="P45"/>
      <text:p text:style-name="P32"><text:span text:style-name="T10">- Aspectos fiscales:</text:span></text:p>
      <text:p text:style-name="P32"><text:span text:style-name="T10"/></text:p>
      <text:p text:style-name="P38"><text:span text:style-name="T10">C</text:span><text:span text:style-name="T9">ada forma jurídica está sometido a un régimen tributario diferente, </text:span><text:span text:style-name="T22">o bien</text:span><text:span text:style-name="T9"> al IRPF, o bien al impuesto de sociedades.</text:span></text:p>
      <text:p text:style-name="P38"><text:span text:style-name="T9"/></text:p>
      <text:p text:style-name="P33"><text:span text:style-name="T9">- </text:span><text:span text:style-name="T11">La libertad de acción del emprendedor:</text:span></text:p>
      <text:p text:style-name="P33"><text:span text:style-name="T11"/></text:p>
      <text:p text:style-name="P39"><text:span text:style-name="T9">Por un lado están las sociedades unipersonales donde el margen de actuación y la libertad en la toma de decisiones es absoluta y </text:span><text:span text:style-name="T22">por otro, están las sociedades mercantiles personalistas donde no se decida en función del capital social que se tenga, sino que cada persona representa un voto.</text:span></text:p>
      <text:p text:style-name="P33"><text:span text:style-name="T11"/></text:p>
      <text:p text:style-name="P33"><text:span text:style-name="T11">- La imagen:</text:span></text:p>
      <text:p text:style-name="P33"><text:span text:style-name="T11"/></text:p>
      <text:p text:style-name="P39"><text:span text:style-name="T9">Hay ciertas f</text:span><text:span text:style-name="T22">órmulas</text:span><text:span text:style-name="T9"> personalistas </text:span><text:span text:style-name="T22">cuya imagen no presenta la solidez tan fuerte como otras.</text:span></text:p>
      <text:p text:style-name="P33"><text:span text:style-name="T11"/></text:p>
      <text:p text:style-name="P33"><text:span text:style-name="T11">-El acceso a ayudas púbilcas:</text:span></text:p>
      <text:p text:style-name="P33"><text:span text:style-name="T11"/></text:p>
      <text:p text:style-name="P30"><text:span text:style-name="T30">E</text:span>s una variable que habrá que tener en cuenta, por lo que habrá que atender a las circunstancias del proyecto y a cada convocatoria específica.</text:p>
      <text:p text:style-name="P1"/>
      <text:p text:style-name="P12"><text:span text:style-name="T2">3</text:span><text:span text:style-name="T1">. ¿Cómo influye el capital social y el número de socios en la elección de la forma jurídica?</text:span></text:p>
      <text:p text:style-name="P5"/>
      <text:p text:style-name="P22">La ley establece para algunas formas jurídicas un capital social mínimo necesario para constituir ese tipo de sociedad (como por ejemplo los casos de sociedad de responsabilidad limitada, sociedad anónima y sociedad laboral). <text:span text:style-name="T23">La carencia de este podría limitar el acceso a unas fórmulas u otras. </text:span></text:p>
      <text:p text:style-name="P22"><text:span text:style-name="T23"/></text:p>
      <text:p text:style-name="P22"><text:span text:style-name="T23">Por otro lado, la ley también establece para cada forma jurídica un número mínimo de socios.</text:span></text:p>
      <text:p text:style-name="P22"><text:span text:style-name="T23"/></text:p>
      <text:p text:style-name="P28">Así, teniendo en consideración tanto el número de socios como la cuantía de sus aportaciones <text:span text:style-name="T24">para formar el</text:span> capital social, se <text:span text:style-name="T24">pueden acotar las formas jurídicas más convenientes para el negocio en cuestión.</text:span></text:p>
      <text:p text:style-name="P5"/>
      <text:p text:style-name="P5"/>
      <text:p text:style-name="P27"><text:span text:style-name="T2">4. </text:span><text:span text:style-name="T1">Reflexiona acerca de los posibles tipos de responsabilidad que puede asumir un emprendedor en función de la forma jurídica que elija.</text:span></text:p>
      <text:p text:style-name="P49">Las Sociedades de Responsabilidad Limitada, las Sociedades Anónimas, las Sociedades Laborales, las Cooperativas y las Sociedades Comanditarias (para <text:span text:style-name="T29">los socios comanditarios</text:span>) tienen responsabilidad limitada por lo que esta se limita al capital, los bienes y derechos a nombre de la empresa, sin alcanzar los propios bienes personales.</text:p>
      <text:p text:style-name="P49"/>
      <text:p text:style-name="P49"><text:soft-page-break/>Las empresas individuales, las Sociedades Colectivas, las Comunidades de Bienes y las Sociedades Comanditarias (para los socios colectivos) <text:span text:style-name="T29">tienen responsabilidad ilimitada que abarca también los bienes, derechos y capital de los socios si con los de la empresa no es suficiente para pagar las deudas.</text:span></text:p>
      <text:p text:style-name="Default"><text:s/></text:p>
      <text:p text:style-name="P41"><text:span text:style-name="T3">5</text:span><text:span text:style-name="T1">. Entra en la página web de la Agencia Tributaria (www.aeat.es), investiga realiza una tabla <text:s/>que relacione los distintos regímenes tributarios que se asocian a las diferentes formas jurídicas.</text:span></text:p>
      <text:p text:style-name="P8"><draw:frame draw:style-name="fr1" draw:name="Imagen1" text:anchor-type="char" svg:x="2.656cm" svg:y="0.792cm" svg:width="9.954cm" svg:height="4.516cm" draw:z-index="0"><draw:image xlink:href="Pictures/2000009B000026E1000011A47A165F8BB93C2D57.svm" xlink:type="simple" xlink:show="embed" xlink:actuate="onLoad" draw:mime-type="image/x-svm"/><draw:image xlink:href="Pictures/2000009B000026E1000011A47A165F8BB93C2D57.svm" xlink:type="simple" xlink:show="embed" xlink:actuate="onLoad" draw:mime-type="image/x-svm"/></draw:frame><text:span text:style-name="T1"/></text:p>
      <text:p text:style-name="P8"/>
      <text:p text:style-name="P21"/>
      <text:p text:style-name="P4"><text:span text:style-name="T17">6</text:span>. ¿Es lo mismo ser autónomo que ser empresario individual? Razona tu respuesta.</text:p>
      <text:p text:style-name="P3"/>
      <text:p text:style-name="P24">No. Un empresario individual no tiene porqué ser autónomo, pero un autónomo ya es por definición un empresario individual.</text:p>
      <text:p text:style-name="P24">Un autónomo es un empresario individual con régimen de cotización a la Seguridad Social.</text:p>
      <text:p text:style-name="P6"><text:span text:style-name="T17">7</text:span>. Haz una lista con las ventajas y limitaciones que tiene consolidarse como empresario individual. </text:p>
      <text:p text:style-name="P50">Ventajas</text:p>
      <text:p text:style-name="P48">- Puede serlo toda persona física con capacidad legal para el ejercicio del comercio.</text:p>
      <text:p text:style-name="P48">- Tramitación legal simple: no es necesario el otorgamiento de ninguna escritura pública ante notario ni su inscripción en el Registro Mercantil.</text:p>
      <text:p text:style-name="P48">- Exige pocas gestiones y trámites.</text:p>
      <text:p text:style-name="P48">- Sujeto al IRPF puede tributar a elección por el sistema de módulos o por el de estimación directa</text:p>
      <text:p text:style-name="P50">Limitaciones</text:p>
      <text:p text:style-name="P48">- <text:span text:style-name="T31">Es requisito que la actividad empresarial sea habitual y no ocasional</text:span></text:p>
      <text:p text:style-name="P48">- <text:span text:style-name="T31">El ejercicio de la actividad es en nombre propio</text:span></text:p>
      <text:p text:style-name="P48">- <text:span text:style-name="T31">Tiene responsabilidad ilimitada: responde al cumplimiento de sus obligaciones con todos sus bienes presentes y futuros</text:span></text:p>
      <text:p text:style-name="P42"/>
      <text:p text:style-name="P9"><text:soft-page-break/><text:span text:style-name="T4">8. </text:span><text:span text:style-name="T1">Explica las características de una sociedad anónima y las diferencias <text:s text:c="23"/>entre esta y la sociedad de responsabilidad limitada.</text:span></text:p>
      <text:p text:style-name="P23">Características de una Sociedad Anónima:</text:p>
      <text:p text:style-name="P25">- Constituida por uno o más socios</text:p>
      <text:p text:style-name="P25">- Capital social mínimo: 60.000€</text:p>
      <text:p text:style-name="P25">- El capital social mínimo debe estar íntegramente suscrito en el momento de constituirse la sociedad (debe haber compromiso por parte de los socios para cubrir el total del capital, que por lo menos ha de estar desembolsado en un 25%).</text:p>
      <text:p text:style-name="P25">- El capital social está divido en títulos que se pueden transmitir libremente (acciones)</text:p>
      <text:p text:style-name="P25">- <text:span text:style-name="T20">La responsabilidad de los socios está limitada al valor de sus acciones</text:span></text:p>
      <text:p text:style-name="P23"><text:span text:style-name="T28">- Es una sociedad eminentemente capitalista. No importa la identidad de los socios, solo interesa la aportación de capital.</text:span></text:p>
      <text:p text:style-name="P23"><text:span text:style-name="T28">- Se rige democráticamente por mayoría simple de votos.</text:span></text:p>
      <text:p text:style-name="P23"><text:span text:style-name="T28">- Aunque puede ser unipersonal, lo más habitual es que se forme con varios socios.</text:span></text:p>
      <text:p text:style-name="P23">Diferencias entre la Sociedad Limitada y la Sociedad Anónima:</text:p>
      <text:p text:style-name="P26">- El capital mínimo de la sociedad limitada es de 3.000€ frente a los 60.000€ de la anónima.</text:p>
      <text:p text:style-name="P26">- Este capital ha de estar desembolsado en un 100% en el caso de la limitada mientras que en el caso de la anónima sólo se exige un 25%.</text:p>
      <text:p text:style-name="P26"><text:span text:style-name="T20">- Las participaciones de la sociedad limitada no pueden transmitirse libremente y las de la anónima sí.</text:span></text:p>
      <text:p text:style-name="P26"><text:span text:style-name="T20"/></text:p>
      <text:p text:style-name="P10"><text:span text:style-name="T4">9. </text:span><text:span text:style-name="T1">Escribe un listad</text:span><text:span text:style-name="T4">o</text:span><text:span text:style-name="T1"> con los datos que debe contener la escritura de constitución de una SL. </text:span></text:p>
      <text:p text:style-name="P52">Datos que deben constar en la escritura de constitución de una S.L.:</text:p>
      <text:p text:style-name="P53">- Identidad del socio o socios.</text:p>
      <text:p text:style-name="P53">- Voluntad de constituir una Sociedad de Responsabilidad Limitada.</text:p>
      <text:p text:style-name="P53"><text:soft-page-break/>- Aportaciones que cada socio realiza y numeración de las participaciones asignadas en pago.</text:p>
      <text:p text:style-name="P53">- Estatutos de la sociedad.</text:p>
      <text:p text:style-name="P53">- Determinación del modo concreto en que inicialmente se organice la administración, en caso de que los estatutos prevean diferentes alternativas.</text:p>
      <text:p text:style-name="P53">- Identidad de la persona o personas que inicialmente se encarguen de la administración y de la representación social.</text:p>
      <text:p text:style-name="P44"><text:span text:style-name="T32">- Otros pactos que se estimen convenientes, siempre que no sean contrarios a la ley.</text:span></text:p>
      <text:p text:style-name="P8"/>
      <text:p text:style-name="P11"><text:span text:style-name="T4">10. </text:span><text:span text:style-name="T1">Argumenta dos ventajas que tenga constituirse, respectivamente,</text:span></text:p>
      <text:p text:style-name="P2">sociedad limitada nueva empresa y como sociedad limitada de formación sucesiva. </text:p>
      <text:p text:style-name="P7"/>
      <text:p text:style-name="P51">Ventajas de constituirse como Sociedad Limita Nueva Empresa</text:p>
      <text:p text:style-name="P47">- No existe un número mínimo de socios, por lo que puede constituirse con un único socio.</text:p>
      <text:p text:style-name="P47">- Se pueden realizar los trámites de constitución y alta de la misma por medios telemáticos y en 48h.</text:p>
      <text:p text:style-name="P51"/>
      <text:p text:style-name="P51">Ventajas de constituirse como Sociedad Limitada de Formación Sucesiva</text:p>
      <text:p text:style-name="P43"><text:span text:style-name="T34">- </text:span><text:span text:style-name="T35">N</text:span><text:span text:style-name="T33">o se exige ningún capital inicial mínimo, el mismo se puede ir aportando con el tiempo de forma voluntaria y paulatina.</text:span></text:p>
      <text:p text:style-name="P43">- <text:span text:style-name="T36">Una vez se aporten los 3.000€ pasará automáticamente a figurar como Sociedad Limitada.</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unito" svg:font-family="Nunito, sans-serif"/>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loext:opacity="100%" style:font-name="Verdana1" fo:font-family="Verdan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5-29T11:18:00</meta:creation-date>
    <dc:title>Gf gsd gf gf gf sdgwd gwd gg asg awt sa gfas gfa sg asrt as fas dfa srta ser ase frs f ser aser s f ase rs r ser se ra se4 as3</dc:title>
    <meta:initial-creator>javier_aguilera</meta:initial-creator>
    <dc:date>2022-04-29T21:44:24.037000000</dc:date>
    <meta:editing-duration>PT1H35M27S</meta:editing-duration>
    <meta:editing-cycles>19</meta:editing-cycles>
    <meta:generator>LibreOffice/7.2.0.4$Windows_X86_64 LibreOffice_project/9a9c6381e3f7a62afc1329bd359cc48accb6435b</meta:generator>
    <meta:document-statistic meta:table-count="0" meta:image-count="1" meta:object-count="0" meta:page-count="5" meta:paragraph-count="84" meta:word-count="1379" meta:character-count="8536" meta:non-whitespace-character-count="7209"/>
  </office:meta>
</office:document-meta>
</file>